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Postponed queue:</text:p>
          </table:table-cell>
          <table:table-cell table:number-columns-repeated="7"/>
          <table:table-cell table:style-name="ce13"/>
          <table:table-cell table:style-name="ce15" office:value-type="string" calcext:value-type="string">
            <text:p>The failed queue:</text:p>
          </table:table-cell>
          <table:table-cell table:number-columns-repeated="2"/>
          <table:table-cell table:style-name="ce18"/>
          <table:table-cell table:number-columns-repeated="2"/>
          <table:table-cell table:style-name="ce15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340-09-15" calcext:value-type="date">
            <text:p>15/09/40</text:p>
          </table:table-cell>
          <table:table-cell table:style-name="ce5" table:formula="of:=SUM([.B3:.B361])" office:value-type="float" office:value="182.683333333333" calcext:value-type="float">
            <text:p>182.7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2.93 – 2.97</text:p>
          </table:table-cell>
          <table:table-cell table:number-columns-repeated="7"/>
          <table:table-cell table:style-name="ce14" table:formula="of:=COUNT([.Q2:.Q15])" office:value-type="float" office:value="4" calcext:value-type="float">
            <text:p>4</text:p>
          </table:table-cell>
          <table:table-cell table:style-name="ce16" table:formula="of:=COUNT([.R2:.R15])" office:value-type="float" office:value="9" calcext:value-type="float">
            <text:p>9</text:p>
          </table:table-cell>
          <table:table-cell table:style-name="ce16" table:formula="of:=COUNT([.S2:.S15])" office:value-type="float" office:value="8" calcext:value-type="float">
            <text:p>8</text:p>
          </table:table-cell>
          <table:table-cell table:style-name="ce16" table:formula="of:=COUNT([.T2:.T15])" office:value-type="float" office:value="9" calcext:value-type="float">
            <text:p>9</text:p>
          </table:table-cell>
          <table:table-cell table:style-name="ce19" table:formula="of:=COUNT([.U2:.U15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table:style-name="ce11" office:value-type="float" office:value="4.34" calcext:value-type="float">
            <text:p>4.34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7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office:value-type="float" office:value="5.21" calcext:value-type="float">
            <text:p>5.21</text:p>
          </table:table-cell>
          <table:table-cell table:number-columns-repeated="2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4.77, 4.78</text:p>
          </table:table-cell>
          <table:table-cell office:value-type="string" calcext:value-type="string">
            <text:p>(just appending a promise... Hehe. Really, I'm just too excited to start on chapter 5 to do these ATM.)</text:p>
          </table:table-cell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date" office:date-value="2018-05-26" calcext:value-type="date">
            <text:p>26/05/18</text:p>
          </table:table-cell>
          <table:table-cell table:style-name="ce6" table:formula="of:=SUM(60/60 + 95/60)" office:value-type="float" office:value="2.58333333333333" calcext:value-type="float">
            <text:p>2.6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10B, F. 5.21, E. 5.22</text:p>
          </table:table-cell>
          <table:table-cell table:number-columns-repeated="13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3"/>
          <table:table-cell table:style-name="ce17" office:value-type="float" office:value="5.3" calcext:value-type="float">
            <text:p>5.30</text:p>
          </table:table-cell>
        </table:table-row>
        <table:table-row table:style-name="ro1">
          <table:table-cell office:value-type="date" office:date-value="2018-05-25" calcext:value-type="date">
            <text:p>25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20, P. 5.21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date" office:date-value="2018-05-24" calcext:value-type="date">
            <text:p>24/05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9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date" office:date-value="2018-05-23" calcext:value-type="date">
            <text:p>23/05/18</text:p>
          </table:table-cell>
          <table:table-cell table:style-name="ce6" table:formula="of:=SUM(20/60 + 40/60 + 2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7, 5.18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date" office:date-value="2018-05-16" calcext:value-type="date">
            <text:p>16/05/18</text:p>
          </table:table-cell>
          <table:table-cell table:style-name="ce6" table:formula="of:=SUM(53/60)" office:value-type="float" office:value="0.883333333333333" calcext:value-type="float">
            <text:p>0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4, 5.15, 5.16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date" office:date-value="2018-05-15" calcext:value-type="date">
            <text:p>15/05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2, 5.13</text:p>
          </table:table-cell>
          <table:table-cell table:number-columns-repeated="20"/>
        </table:table-row>
        <table:table-row table:style-name="ro1">
          <table:table-cell office:value-type="date" office:date-value="2018-05-13" calcext:value-type="date">
            <text:p>13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1, P. 5.12</text:p>
          </table:table-cell>
          <table:table-cell table:number-columns-repeated="20"/>
        </table:table-row>
        <table:table-row table:style-name="ro1">
          <table:table-cell office:value-type="date" office:date-value="2018-05-12" calcext:value-type="date">
            <text:p>12/05/18</text:p>
          </table:table-cell>
          <table:table-cell table:style-name="ce6" table:formula="of:=SUM(141/60)" office:value-type="float" office:value="2.35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7, 5.8, 5.9, 5.10</text:p>
          </table:table-cell>
          <table:table-cell table:number-columns-repeated="20"/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5, 5.6</text:p>
          </table:table-cell>
          <table:table-cell table:number-columns-repeated="20"/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4</text:p>
          </table:table-cell>
          <table:table-cell table:number-columns-repeated="20"/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2, 5.3</text:p>
          </table:table-cell>
          <table:table-cell table:number-columns-repeated="20"/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</text:p>
          </table:table-cell>
          <table:table-cell table:number-columns-repeated="20"/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table:style-name="ce6" table:formula="of:=SUM(35/60 + 71/60)" office:value-type="float" office:value="1.76666666666667" calcext:value-type="float">
            <text:p>1.8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F. 4.76, Lecture 9A</text:p>
          </table:table-cell>
          <table:table-cell table:number-columns-repeated="20"/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75,</text:p>
          </table:table-cell>
          <table:table-cell table:number-columns-repeated="12"/>
          <table:table-cell table:style-name="ce13"/>
          <table:table-cell table:style-name="ce15" office:value-type="string" calcext:value-type="string">
            <text:p>The repeat queue:</text:p>
          </table:table-cell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style-name="ce6" table:formula="of:=SUM(8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71, E. 4.72, 4.73, 4.74</text:p>
          </table:table-cell>
          <table:table-cell table:number-columns-repeated="12"/>
          <table:table-cell table:style-name="ce14" table:formula="of:=COUNT([.Q21:.Q34])" office:value-type="float" office:value="0" calcext:value-type="float">
            <text:p>0</text:p>
          </table:table-cell>
          <table:table-cell table:style-name="ce16" table:formula="of:=COUNT([.R21:.R34])" office:value-type="float" office:value="2" calcext:value-type="float">
            <text:p>2</text:p>
          </table:table-cell>
          <table:table-cell table:style-name="ce16" table:formula="of:=COUNT([.S21:.S34])" office:value-type="float" office:value="4" calcext:value-type="float">
            <text:p>4</text:p>
          </table:table-cell>
          <table:table-cell table:style-name="ce16" table:formula="of:=COUNT([.T21:.T34])" office:value-type="float" office:value="3" calcext:value-type="float">
            <text:p>3</text:p>
          </table:table-cell>
          <table:table-cell table:style-name="ce19" table:formula="of:=COUNT([.U21:.U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6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13"/>
          <table:table-cell table:style-name="ce17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6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14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14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20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20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20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20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20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20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20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20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20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24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6:15:26.926729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5-26T17:50:46.422642997</dc:date>
    <meta:editing-duration>P33DT18H56M24S</meta:editing-duration>
    <meta:editing-cycles>861</meta:editing-cycles>
    <meta:generator>LibreOffice/4.2.8.2$Linux_X86_64 LibreOffice_project/420m0$Build-2</meta:generator>
    <meta:document-statistic meta:table-count="1" meta:cell-count="561" meta:object-count="0"/>
  </office:meta>
</office:document-meta>
</file>